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normal"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6.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style:style style:name="P2" style:family="paragraph">
      <style:paragraph-properties fo:line-height="115.00%" fo:text-align="left" fo:margin-bottom="7.00pt"/>
    </style:style>
    <style:style style:name="P3" style:family="paragraph">
      <style:paragraph-properties fo:line-height="100.00%" fo:text-align="left"/>
    </style:style>
  </office:automatic-styles>
  <office:body>
    <office:text>
      <text:p text:style-name="P1"><text:span text:style-name="T1">the engine is LLM agnostic and Domain agnostic then a template is applied for per domain use. This template is mapped 1:1 into the memory lattice. so a user submits their input then the LLM decomposes it into 7 rhetorical arcs which are 7 semantic pieces of info any one needs to know that are irreducible about that input (essence, form, function, content, intent, relation , and value) then passes it into 7 horizontal pipelines and 3 macro temporal phases. this is the intake manifold . the pipelines are blind to each other while the arcs are being processed and after the processing (we will go over these specifics next message) is assigned a rank and accordingly populate a structured json output template to send to the synthesizer LLM for contextual rendering using strict rules on how to translate the symbolic pieces into human readable and coherent outputs <text:line-break/><text:line-break/>that makes up the horizontal progression of the arcs. now over laid on top of the 7 pipelines is a domain specific template json that uses this exact structure. this is important because my whole suite of software uses the domain templates/cognition engine / and hypercube memory lattice. there are 3 primary divisions of a domain (transforms) these are the super nodes of the template and are linked to the macro temporal phases. then each of these are further divided into the three primary divisions of their respective transform(modifiers) and are mapped to the micro temporal pillar slots (more on this later). Each of these 3 modifiers per transform have 7 child nodes(elements) that will be the semantic bits that slot into the pillar slots and form the 7x9 grid of the engine. So the domain agnostic part of the last message is the horizontal component then the template is the vertical domain specific component </text:span></text:p>
      <text:p text:style-name="P1"><text:span text:style-name="T1"><text:line-break/><text:line-break/>the pillar slots form a micro fractal recursion of beginning middle end just like their macro phases . there are 9 pillars total and they are grouped 3 per macro phase so that pillar 1 is the beginning of the beginning, pillar 5 is the middle of the middle and pillar 9 is the end of the end. do you get is? so every phase another mini phase is possible. this provides resolution quality in the final output but is toggled for convenience. Now when the decomposition of the original input happens the LLM counts all the token of the original input contributed to creating the arc and this is a magnitude value meant to gauge the users investment in that particular arc and weights the influence it has on the final output. This is stored until the arcs complete the next evaluations then added as a magnitude to the triadic summations but without flipping any - or + sign. </text:span></text:p>
      <text:p text:style-name="P2"><text:span text:style-name="T2"/></text:p>
      <text:p text:style-name="P2"><text:span text:style-name="T3">every 3 nodes the arc traverses is a triadic pairing. The llm can take4 these 3 semantic contributions plus the arc and check it against the full original input to determine its coherent evolution in context to the input as an isolated unit of meaning. This is a coherence and a polarity check and a score of -3 to +3 is assigned to the arc at that stage of processing then after all 4 macro phases triadic evaluations have completed the score is tallied and then the magnitude score is added to that numerical total but without flipping and - or + signs. so if the scores at each phase were -2 +3 -3 and then then the sum would be -4 and if the magnitude were 5 then the final score would be -9. these 7 scores for all 7 pipelines are then compared to one another and the final processed arcs are ranked highest to lowest this way (this is a key for the memory as well but more on that later) </text:span></text:p>
      <text:p text:style-name="P3"><text:span text:style-name="T3"><text:line-break/><text:line-break/>now the ranked arcs and their semantic processed bits are placed along with the magnitude scores into a structured ordered json and sent to the output llm for contextual rendering under the explicit instruction not to embelliush or improvise or in anyway detrack from the structured json. Using the magnitude scores to determine the opresence and distrobution of the arcs into the final rendered output and sent to the user. While this is happeninng the llm associately tags the original and final input/output with descriptive tags. so if the original input were "i saw a mangy stray cat at work today and i just had to bring it home) then the final out put was something like while working today i saw a poor malnurished and pitiable cat with black stripes and white paws and it moved me to have mercy and so i placed food in my car and then took it home to care for" then the associative tags would be like "cat" :mercy" "work" and the valence/polarity score sign(- or +) is given to the tags as well bases on the triadic summations pre magnitude score being added . this is so that user emphasis is its own metric, the alignment to the original input is another metric, and the associated significance is polarized to understand 2nd and 3rd order reasoning by means of a chronological id fast memory lookup finds the time/place and then a second or third order lookup of the tags from there for drawing conclusions and forming ideas of whgat a thing was "like" or what other things it was similar to without them needing to be neighbors in the memory graph </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